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-9.71971971971972" calcext:value-type="float">
            <text:p>-9.71971971971972</text:p>
          </table:table-cell>
          <table:table-cell office:value-type="float" office:value="0.9934777" calcext:value-type="float">
            <text:p>0.9934777</text:p>
          </table:table-cell>
          <table:table-cell office:value-type="float" office:value="0.2269069" calcext:value-type="float">
            <text:p>0.2269069</text:p>
          </table:table-cell>
          <table:table-cell/>
          <table:table-cell table:formula="of:=([.A2]*[.B2])+[.C2]" office:value-type="float" office:value="-9.42941789179179" calcext:value-type="float">
            <text:p>-9.42941789179179</text:p>
          </table:table-cell>
          <table:table-cell table:formula="of:=[.E2]" office:value-type="float" office:value="-9.42941789179179" calcext:value-type="float">
            <text:p>-9.42941789179179</text:p>
          </table:table-cell>
        </table:table-row>
      </table:table>
      <table:table table:name="cap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table:formula="of:=[$Capa1.F2]" office:value-type="float" office:value="-9.42941789179179" calcext:value-type="float">
            <text:p>-9.42941789179179</text:p>
          </table:table-cell>
          <table:table-cell office:value-type="float" office:value="-0.2429808" calcext:value-type="float">
            <text:p>-0.2429808</text:p>
          </table:table-cell>
          <table:table-cell office:value-type="float" office:value="-1.3110499" calcext:value-type="float">
            <text:p>-1.3110499</text:p>
          </table:table-cell>
          <table:table-cell/>
          <table:table-cell table:formula="of:=([.$A$2]*[.B2])+[.C2]" office:value-type="float" office:value="0.980117602881883" calcext:value-type="float">
            <text:p>0.980117602881883</text:p>
          </table:table-cell>
          <table:table-cell table:formula="of:=MAX(0;[.E2])" office:value-type="float" office:value="0.980117602881883" calcext:value-type="float">
            <text:p>0.980117602881883</text:p>
          </table:table-cell>
        </table:table-row>
        <table:table-row table:style-name="ro1">
          <table:table-cell/>
          <table:table-cell office:value-type="float" office:value="-0.271639" calcext:value-type="float">
            <text:p>-0.271639</text:p>
          </table:table-cell>
          <table:table-cell office:value-type="float" office:value="0.4713191" calcext:value-type="float">
            <text:p>0.4713191</text:p>
          </table:table-cell>
          <table:table-cell/>
          <table:table-cell table:formula="of:=([.$A$2]*[.B3])+[.C3]" office:value-type="float" office:value="3.03271674670843" calcext:value-type="float">
            <text:p>3.03271674670843</text:p>
          </table:table-cell>
          <table:table-cell table:formula="of:=MAX(0;[.E3])" office:value-type="float" office:value="3.03271674670843" calcext:value-type="float">
            <text:p>3.03271674670843</text:p>
          </table:table-cell>
        </table:table-row>
        <table:table-row table:style-name="ro1">
          <table:table-cell/>
          <table:table-cell office:value-type="float" office:value="-0.11433487" calcext:value-type="float">
            <text:p>-0.11433487</text:p>
          </table:table-cell>
          <table:table-cell office:value-type="float" office:value="0.24816526" calcext:value-type="float">
            <text:p>0.24816526</text:p>
          </table:table-cell>
          <table:table-cell/>
          <table:table-cell table:formula="of:=([.$A$2]*[.B4])+[.C4]" office:value-type="float" office:value="1.32627652883369" calcext:value-type="float">
            <text:p>1.32627652883369</text:p>
          </table:table-cell>
          <table:table-cell table:formula="of:=MAX(0;[.E4])" office:value-type="float" office:value="1.32627652883369" calcext:value-type="float">
            <text:p>1.32627652883369</text:p>
          </table:table-cell>
        </table:table-row>
        <table:table-row table:style-name="ro1">
          <table:table-cell/>
          <table:table-cell office:value-type="float" office:value="0.10783515" calcext:value-type="float">
            <text:p>0.10783515</text:p>
          </table:table-cell>
          <table:table-cell office:value-type="float" office:value="0.16807395" calcext:value-type="float">
            <text:p>0.16807395</text:p>
          </table:table-cell>
          <table:table-cell/>
          <table:table-cell table:formula="of:=([.$A$2]*[.B5])+[.C5]" office:value-type="float" office:value="-0.848748742774052" calcext:value-type="float">
            <text:p>-0.848748742774052</text:p>
          </table:table-cell>
          <table:table-cell table:formula="of:=MAX(0;[.E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32482" calcext:value-type="float">
            <text:p>0.5232482</text:p>
          </table:table-cell>
          <table:table-cell office:value-type="float" office:value="-0.915504" calcext:value-type="float">
            <text:p>-0.915504</text:p>
          </table:table-cell>
          <table:table-cell/>
          <table:table-cell table:formula="of:=([.$A$2]*[.B6])+[.C6]" office:value-type="float" office:value="-5.84942993892785" calcext:value-type="float">
            <text:p>-5.84942993892785</text:p>
          </table:table-cell>
          <table:table-cell table:formula="of:=MAX(0;[.E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8335184" calcext:value-type="float">
            <text:p>0.18335184</text:p>
          </table:table-cell>
          <table:table-cell office:value-type="float" office:value="0.10019822" calcext:value-type="float">
            <text:p>0.10019822</text:p>
          </table:table-cell>
          <table:table-cell/>
          <table:table-cell table:formula="of:=([.$A$2]*[.B7])+[.C7]" office:value-type="float" office:value="-1.62870290058895" calcext:value-type="float">
            <text:p>-1.62870290058895</text:p>
          </table:table-cell>
          <table:table-cell table:formula="of:=MAX(0;[.E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77355" calcext:value-type="float">
            <text:p>0.2977355</text:p>
          </table:table-cell>
          <table:table-cell office:value-type="float" office:value="0.2944005" calcext:value-type="float">
            <text:p>0.2944005</text:p>
          </table:table-cell>
          <table:table-cell/>
          <table:table-cell table:formula="of:=([.$A$2]*[.B8])+[.C8]" office:value-type="float" office:value="-2.51307195072157" calcext:value-type="float">
            <text:p>-2.51307195072157</text:p>
          </table:table-cell>
          <table:table-cell table:formula="of:=MAX(0;[.E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0.45194545" calcext:value-type="float">
            <text:p>-0.45194545</text:p>
          </table:table-cell>
          <table:table-cell office:value-type="float" office:value="-0.47506693" calcext:value-type="float">
            <text:p>-0.47506693</text:p>
          </table:table-cell>
          <table:table-cell/>
          <table:table-cell table:formula="of:=([.$A$2]*[.B9])+[.C9]" office:value-type="float" office:value="3.78651558234389" calcext:value-type="float">
            <text:p>3.78651558234389</text:p>
          </table:table-cell>
          <table:table-cell table:formula="of:=MAX(0;[.E9])" office:value-type="float" office:value="3.78651558234389" calcext:value-type="float">
            <text:p>3.78651558234389</text:p>
          </table:table-cell>
        </table:table-row>
      </table:table>
      <table:table table:name="capa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$capa2.F2:.F9]" office:value-type="float" office:value="0.980117602881883" calcext:value-type="float">
            <text:p>0.980117602881883</text:p>
          </table:table-cell>
          <table:table-cell/>
        </table:table-row>
        <table:table-row table:style-name="ro1">
          <table:table-cell table:formula="of:=[$capa2.F3:.F10]" office:value-type="float" office:value="3.03271674670843" calcext:value-type="float">
            <text:p>3.03271674670843</text:p>
          </table:table-cell>
          <table:table-cell/>
        </table:table-row>
        <table:table-row table:style-name="ro1">
          <table:table-cell table:formula="of:=[$capa2.F4:.F11]" office:value-type="float" office:value="1.32627652883369" calcext:value-type="float">
            <text:p>1.32627652883369</text:p>
          </table:table-cell>
          <table:table-cell/>
        </table:table-row>
        <table:table-row table:style-name="ro1">
          <table:table-cell table:formula="of:=[$capa2.F5:.F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apa2.F6:.F1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apa2.F7:.F1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apa2.F8:.F1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apa2.F9:.F16]" office:value-type="float" office:value="3.78651558234389" calcext:value-type="float">
            <text:p>3.786515582343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1:01:00.804830740</meta:creation-date>
    <dc:date>2023-09-22T11:13:44.273122984</dc:date>
    <meta:editing-duration>PT1M23S</meta:editing-duration>
    <meta:editing-cycles>1</meta:editing-cycles>
    <meta:document-statistic meta:table-count="3" meta:cell-count="58" meta:object-count="0"/>
    <meta:generator>LibreOffice/6.4.7.2$Linux_X86_64 LibreOffice_project/40$Build-2</meta:generator>
  </office:meta>
</office:document-meta>
</file>